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ArialMT" svg:font-family="ArialMT" style:font-family-generic="swiss"/>
    <style:font-face style:name="Calibri" svg:font-family="Calibri"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text-properties fo:color="#ff0000" style:font-name="Calibri" style:font-name-complex="Calibri1"/>
    </style:style>
    <style:style style:name="P2" style:family="paragraph" style:parent-style-name="Standard">
      <style:paragraph-properties fo:margin-left="0.5in" fo:margin-right="0in" fo:text-indent="0in" style:auto-text-indent="false" fo:background-color="#ffffff">
        <style:background-image/>
      </style:paragraph-properties>
    </style:style>
    <style:style style:name="P3" style:family="paragraph" style:parent-style-name="Standard">
      <style:paragraph-properties fo:margin-left="0.5in" fo:margin-right="0in" fo:text-indent="0in" style:auto-text-indent="false" fo:background-color="#ffffff">
        <style:background-image/>
      </style:paragraph-properties>
      <style:text-properties fo:color="#212121" style:font-name="Calibri" fo:language="en" fo:country="IN" style:font-name-complex="Calibri1"/>
    </style:style>
    <style:style style:name="P4" style:family="paragraph" style:parent-style-name="Standard" style:master-page-name="Standard">
      <style:paragraph-properties fo:margin-left="0.5in" fo:margin-right="0in" fo:text-indent="0in" style:auto-text-indent="false" style:page-number="auto"/>
    </style:style>
    <style:style style:name="P5" style:family="paragraph" style:parent-style-name="Normal_20__28_Web_29_">
      <style:paragraph-properties fo:margin-left="0.5in" fo:margin-right="0in" fo:margin-top="0in" fo:margin-bottom="0in" fo:text-indent="0in" style:auto-text-indent="false" fo:background-color="#ffffff">
        <style:background-image/>
      </style:paragraph-properties>
    </style:style>
    <style:style style:name="P6" style:family="paragraph" style:parent-style-name="Normal_20__28_Web_29_">
      <style:paragraph-properties fo:margin-left="0.5in" fo:margin-right="0in" fo:margin-top="0in" fo:margin-bottom="0in" fo:text-indent="0in" style:auto-text-indent="false" fo:background-color="#ffffff">
        <style:background-image/>
      </style:paragraph-properties>
      <style:text-properties fo:color="#000000" style:font-name="Calibri" style:font-name-complex="Calibri1"/>
    </style:style>
    <style:style style:name="T1" style:family="text">
      <style:text-properties fo:color="#000000" style:font-name="Calibri" style:font-name-complex="Calibri1"/>
    </style:style>
    <style:style style:name="T2" style:family="text">
      <style:text-properties style:font-name="Calibri" style:font-name-complex="Calibri1"/>
    </style:style>
    <style:style style:name="T3" style:family="text">
      <style:text-properties style:font-name="Calibri" fo:language="en" fo:country="IN" style:font-name-complex="Calibri1"/>
    </style:style>
    <style:style style:name="T4" style:family="text">
      <style:text-properties style:font-name="Calibri" style:font-name-asian="Times New Roman" style:font-name-complex="Calibri1"/>
    </style:style>
    <style:style style:name="T5" style:family="text">
      <style:text-properties fo:color="#212121" style:font-name="Calibri" fo:language="en" fo:country="IN" style:font-name-complex="Calibri1"/>
    </style:style>
    <style:style style:name="T6" style:family="text">
      <style:text-properties fo:color="#212121" style:font-name="Calibri" fo:language="en" fo:country="IN" fo:font-weight="bold" style:font-weight-asian="bold" style:font-name-complex="Calibri1" style:font-weight-complex="bold"/>
    </style:style>
    <style:style style:name="T7" style:family="text">
      <style:text-properties fo:color="#212121" style:font-name="Calibri" fo:language="en" fo:country="IN" style:text-underline-style="solid" style:text-underline-width="auto" style:text-underline-color="font-color" fo:font-weight="bold" style:font-weight-asian="bold" style:font-name-complex="Calibri1" style:font-weight-complex="bold"/>
    </style:style>
    <style:style style:name="T8" style:family="text">
      <style:text-properties fo:color="#212121" style:font-name="Calibri" fo:font-size="10pt" fo:language="en" fo:country="IN" style:font-name-asian="ArialMT" style:font-size-asian="10pt" style:font-name-complex="Calibri1" style:font-size-complex="10pt"/>
    </style:style>
    <style:style style:name="T9" style:family="text">
      <style:text-properties fo:color="#212121" style:font-name="Calibri" fo:font-size="10pt" fo:language="en" fo:country="IN" fo:font-weight="bold" style:font-name-asian="ArialMT" style:font-size-asian="10pt" style:font-weight-asian="bold" style:font-name-complex="Calibri1" style:font-size-complex="10pt" style:font-weight-complex="bold"/>
    </style:style>
    <style:style style:name="T10" style:family="text">
      <style:text-properties fo:color="#212121" style:font-name="ArialMT" fo:font-size="10pt" fo:language="en" fo:country="IN" style:font-name-asian="ArialMT" style:font-size-asian="10pt" style:font-name-complex="ArialMT" style:font-size-complex="10pt"/>
    </style:style>
    <style:style style:name="T11" style:family="text">
      <style:text-properties fo:color="#212121" style:font-name="ArialMT" fo:font-size="10pt" fo:language="en" fo:country="IN" fo:font-weight="bold" style:font-name-asian="ArialMT" style:font-size-asian="10pt" style:font-weight-asian="bold" style:font-name-complex="ArialMT" style:font-size-complex="10pt" style:font-weight-complex="bold"/>
    </style:style>
    <style:style style:name="T12" style:family="text">
      <style:text-properties fo:color="#ff0000" style:font-name="Calibri" fo:language="en" fo:country="IN" style:font-name-complex="Calibri1"/>
    </style:style>
    <style:style style:name="T13" style:family="text">
      <style:text-properties fo:color="#6888c9" style:font-name="Calibri" style:text-underline-style="solid" style:text-underline-width="auto" style:text-underline-color="font-color" style:font-name-asian="Times New Roman" style:font-name-complex="Calibri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bookmark-start text:name="Bookmark"/><text:span text:style-name="T1">Dear Associate,</text:span><text:bookmark-start text:name="_Hlk66874611"/><text:bookmark-start text:name="_Hlk64893110"/></text:p>
      <text:p text:style-name="P3"/>
      <text:p text:style-name="P2"><text:span text:style-name="T5">Pls find below the process with regard to</text:span><text:span text:style-name="T6"> 2 way courier / Passport letter / final approval </text:span><text:span text:style-name="T5">– Visa stamping. </text:span></text:p>
      <text:p text:style-name="P3"/>
      <text:p text:style-name="P2"><text:span text:style-name="T7">Submission of passports for issuance of a visa: </text:span></text:p>
      <text:p text:style-name="P2"><text:span text:style-name="T5">After enrolment of biometrics and upon receipt of a passport request letter from the Migration Section, High Commission of Canada in India,/ Global Mobility - <text:s/>Canada tea , associates can write to </text:span><text:a xlink:type="simple" xlink:href="mailto:passportsubmission@vfshelpline.com" text:style-name="Internet_20_link" text:visited-style-name="Visited_20_Internet_20_Link"><text:span text:style-name="T3">passportsubmission@vfshelpline.com</text:span></text:a><text:span text:style-name="T5"> to avail of the 2 way courier service offered by VFS to submit their passports for stamping and get them delivered back at your residence by using VFS Global’s courier service.</text:span></text:p>
      <text:p text:style-name="P2"><text:span text:style-name="T5"> </text:span></text:p>
      <text:p text:style-name="P2"><text:span text:style-name="T7">Decision envelope collection:</text:span><text:span text:style-name="T5"> </text:span></text:p>
      <text:p text:style-name="P2"><text:span text:style-name="T5">Once a decision has been made on the application, the decision envelope will be couriered to the customer, in line with health and safety precautions.</text:span></text:p>
      <text:p text:style-name="P2"><text:span text:style-name="T5"> </text:span></text:p>
      <text:p text:style-name="P2"><text:span text:style-name="T12">Step 1: </text:span><text:span text:style-name="T5">We would request you to provide the below details VFS-</text:span><text:a xlink:type="simple" xlink:href="mailto:passportsubmission@vfshelpline.com" text:style-name="Internet_20_link" text:visited-style-name="Visited_20_Internet_20_Link"><text:span text:style-name="T3">passportsubmission@vfshelpline.com</text:span></text:a></text:p>
      <text:p text:style-name="Standard"><text:a xlink:type="simple" xlink:href="https://vfs-cic.mioot.com/forms/PS/" text:style-name="Internet_20_link" text:visited-style-name="Visited_20_Internet_20_Link"><text:span text:style-name="T13">https://vfs-cic.mioot.com/forms/PS/</text:span></text:a></text:p>
      <text:p text:style-name="P3"/>
      <text:p text:style-name="P2"><text:span text:style-name="T5">1. Application number: </text:span><text:span text:style-name="T11">W307303875</text:span><text:span text:style-name="T9"> , </text:span><text:span text:style-name="T11">V332637055</text:span></text:p>
      <text:p text:style-name="P2"><text:span text:style-name="T5">2. UCI number: <text:s/></text:span><text:span text:style-name="T11">11-2178-0057</text:span><text:span text:style-name="T9"> <text:s text:c="3"/></text:span><text:span text:style-name="T11">11-2177-9487</text:span></text:p>
      <text:p text:style-name="P2"><text:span text:style-name="T5">3. Name: <text:s/></text:span><text:span text:style-name="T6">Binay Kumar <text:s text:c="4"/>Anupama Gautam</text:span></text:p>
      <text:p text:style-name="P2"><text:span text:style-name="T5">4. Number of passports for package transmission: <text:s/></text:span><text:span text:style-name="T6">2 (TWO)</text:span></text:p>
      <text:p text:style-name="P2"><text:span text:style-name="T5">5. Contact numbers: </text:span><text:span text:style-name="T6">+91 9830527052 +91 7393033447</text:span></text:p>
      <text:p text:style-name="P2"><text:span text:style-name="T5">6. Email address: </text:span><text:a xlink:type="simple" xlink:href="mailto:binay.25sep@yahoo.com" text:style-name="Internet_20_link" text:visited-style-name="Visited_20_Internet_20_Link">binay.25sep@yahoo.com</text:a><text:span text:style-name="T5"> </text:span></text:p>
      <text:p text:style-name="P2"><text:span text:style-name="T5">7. Person address and pin-code for collection: <text:s/></text:span><text:span text:style-name="T6">Flat 1 B, PHASE 2, BLOCK 1 , Magnolia Prestige , SRCM ROAD, BISHNUPUR , Kolkata 700135 WEST BENGAL</text:span></text:p>
      <text:p text:style-name="P2"/>
      <text:p text:style-name="P2"><text:span text:style-name="T5">8. Desired date for collection (minimum 24 hours is required): <text:s/></text:span><text:span text:style-name="T6">22 JULY 2022</text:span></text:p>
      <text:p text:style-name="P2"><text:span text:style-name="T5">9. Location at which biometrics was enrolled: <text:s/></text:span><text:span text:style-name="T6">KOLKATA <text:s/>WEST BENGAL</text:span></text:p>
      <text:p text:style-name="P2"><text:span text:style-name="T5">10. Please confirm if you would like to opt for SMS service: <text:s/></text:span><text:span text:style-name="T6">YES</text:span></text:p>
      <text:p text:style-name="P3"/>
      <text:p text:style-name="P2"><text:span text:style-name="T12">Step 2: </text:span><text:span text:style-name="T5">Once the above details are received, VFS will share the payment link. Kindly forward the same to </text:span><text:a xlink:type="simple" xlink:href="mailto:Chennai.Nonusvisa@tcs.com" text:style-name="Internet_20_link" text:visited-style-name="Visited_20_Internet_20_Link"><text:span text:style-name="T3">Chennai.Nonusvisa@tcs.com</text:span></text:a><text:span text:style-name="T5"> and </text:span><text:a xlink:type="simple" xlink:href="mailto:Subarama.sankar@tcs.com" text:style-name="Internet_20_link" text:visited-style-name="Visited_20_Internet_20_Link"><text:span text:style-name="T3">Subarama.sankar@tcs.com</text:span></text:a><text:span text:style-name="T5"> for making online payment.</text:span></text:p>
      <text:p text:style-name="P3"/>
      <text:p text:style-name="P2"><text:span text:style-name="T12">Step 3: </text:span><text:span text:style-name="T5">on receiving payment confirmation form us, kindly share the Air waybill number, courier form and consent form to VFS.</text:span></text:p>
      <text:p text:style-name="P3"/>
      <text:p text:style-name="P2"><text:span text:style-name="T12">Step 4: </text:span><text:span text:style-name="T5">It is mandatory to submit a duly completed and signed VFS consent form along with your passport, courier form and any other document required by the High Commission.</text:span></text:p>
      <text:p text:style-name="P3"/>
      <text:p text:style-name="P2"><text:span text:style-name="T12">Step 5: </text:span><text:span text:style-name="T5">Keep the envelope ready with all the documents mentioned above and hand it over to the Blue dart courier executive as directed by VFS through email. Air way bill number must be provided to the Blue dart pick up staff on the date of pickup and write the below text on the envelope.</text:span></text:p>
      <text:p text:style-name="P3"/>
      <text:p text:style-name="P2"><text:soft-page-break/><text:span text:style-name="T5">"To,</text:span></text:p>
      <text:p text:style-name="P2"><text:span text:style-name="T5">The Officer</text:span></text:p>
      <text:p text:style-name="P2"><text:span text:style-name="T5">VFS Global Canada"</text:span></text:p>
      <text:p text:style-name="P5"><text:span text:style-name="T1"><text:line-break/><text:line-break/>For further assistance, please visit our website </text:span><text:a xlink:type="simple" xlink:href="https://www.vfsglobal.ca/canada/india/" text:style-name="Internet_20_link" text:visited-style-name="Visited_20_Internet_20_Link"><text:span text:style-name="T2">https://www.vfsglobal.ca/canada/india/</text:span></text:a><text:span text:style-name="T1"> or contact us at </text:span><text:a xlink:type="simple" xlink:href="mailto:PassportSubmission@vfshelpline.com" text:style-name="Internet_20_link" text:visited-style-name="Visited_20_Internet_20_Link"><text:span text:style-name="T2">PassportSubmission@vfshelpline.com</text:span></text:a><text:span text:style-name="T1"> </text:span></text:p>
      <text:p text:style-name="P1"><text:bookmark-end text:name="Bookmark"/><text:bookmark-end text:name="_Hlk66874611"/><text:bookmark-end text:name="_Hlk64893110"/></text:p>
      <text:p text:style-name="P6"/>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ArialMT" svg:font-family="ArialMT" style:font-family-generic="swiss"/>
    <style:font-face style:name="Calibri" svg:font-family="Calibri"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111in" fo:line-height="108%" fo:hyphenation-ladder-count="no-limit" style:text-autospace="ideograph-alpha" style:punctuation-wrap="hanging" style:line-break="strict" style:tab-stop-distance="0.5in" style:writing-mode="page"/>
      <style:text-properties style:use-window-font-color="true" style:font-name="Calibri" fo:font-size="11pt" fo:language="en" fo:country="US"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in" fo:margin-bottom="0in" fo:line-height="100%" fo:orphans="2" fo:widows="2" style:writing-mode="lr-tb"/>
      <style:text-properties style:use-window-font-color="true" style:font-name="Calibri" style:font-name-complex="Calibri1"/>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Normal_20__28_Web_29_" style:display-name="Normal (Web)" style:family="paragraph" style:parent-style-name="Standard" style:default-outline-level="" style:list-style-name="">
      <style:paragraph-properties fo:margin-top="0.0693in" fo:margin-bottom="0.0693in"/>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Unresolved_20_Mention" style:display-name="Unresolved Mention" style:family="text" style:parent-style-name="Default_20_Paragraph_20_Font">
      <style:text-properties fo:color="#605e5c"/>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ubarama Sankar</meta:initial-creator>
    <meta:editing-cycles>24</meta:editing-cycles>
    <meta:creation-date>2021-07-22T07:20:00</meta:creation-date>
    <dc:date>2022-07-19T19:54:06.86</dc:date>
    <meta:editing-duration>PT8M46S</meta:editing-duration>
    <meta:generator>OpenOffice/4.1.7$Win32 OpenOffice.org_project/417m1$Build-9800</meta:generator>
    <meta:document-statistic meta:table-count="0" meta:image-count="0" meta:object-count="0" meta:page-count="2" meta:paragraph-count="28" meta:word-count="385" meta:character-count="246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